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officeooo:rsid="001e4aac" officeooo:paragraph-rsid="001e4aac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officeooo:rsid="00139380" officeooo:paragraph-rsid="00139380" fo:background-color="#ffff00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paragraph-rsid="00202ecb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13e1d6" officeooo:paragraph-rsid="001e4aac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weight="bold" officeooo:rsid="00139380" officeooo:paragraph-rsid="00139380" style:font-weight-asian="bold" style:font-weight-complex="bold"/>
    </style:style>
    <style:style style:name="P9" style:family="paragraph" style:parent-style-name="Text_20_body" style:list-style-name="L2"/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officeooo:rsid="00202ecb" officeooo:paragraph-rsid="00202ecb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rsid="001e4aac" officeooo:paragraph-rsid="001e4aac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officeooo:rsid="001e4aac" officeooo:paragraph-rsid="001e4aac"/>
    </style:style>
    <style:style style:name="P19" style:family="paragraph" style:parent-style-name="Text_20_body" style:list-style-name="L5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6">
      <style:paragraph-properties fo:margin-top="0in" fo:margin-bottom="0in" style:contextual-spacing="false"/>
      <style:text-properties officeooo:rsid="001e4aac" officeooo:paragraph-rsid="001e4aac"/>
    </style:style>
    <style:style style:name="P22" style:family="paragraph" style:parent-style-name="Text_20_body" style:list-style-name="L6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officeooo:rsid="001e4aac" officeooo:paragraph-rsid="001e4aac"/>
    </style:style>
    <style:style style:name="P27" style:family="paragraph" style:parent-style-name="Text_20_body" style:list-style-name="L8"/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/>
    <style:style style:name="T1" style:family="text">
      <style:text-properties officeooo:rsid="001e4aac"/>
    </style:style>
    <style:style style:name="T2" style:family="text">
      <style:text-properties officeooo:rsid="00202e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S Senior-Level Artificial Intelligence Course</text:h>
      <text:h text:style-name="Heading_20_2" text:outline-level="2">Course Description</text:h>
      <text:p text:style-name="Text_20_body">This advanced course provides a comprehensive introduction to artificial intelligence and deep learning using PyTorch. Students will learn fundamental and advanced machine learning techniques, from basic neural network design to state-of-the-art transformer models and large language model applications.</text:p>
      <text:h text:style-name="Heading_20_2" text:outline-level="2">Course Objectives</text:h>
      <text:list text:style-name="L1">
        <text:list-item>
          <text:p text:style-name="P1">Develop a deep understanding of neural network architectures </text:p>
        </text:list-item>
        <text:list-item>
          <text:p text:style-name="P1">Master PyTorch for implementing machine learning models </text:p>
        </text:list-item>
        <text:list-item>
          <text:p text:style-name="P1">Understand core deep learning concepts including backpropagation and gradient descent </text:p>
        </text:list-item>
        <text:list-item>
          <text:p text:style-name="P1">Implement convolutional neural networks for image processing </text:p>
        </text:list-item>
        <text:list-item>
          <text:p text:style-name="P1">Explore transformer architectures and large language models </text:p>
        </text:list-item>
        <text:list-item>
          <text:p text:style-name="P2">Gain practical experience with model training, evaluation, and deployment </text:p>
        </text:list-item>
      </text:list>
      <text:h text:style-name="Heading_20_2" text:outline-level="2">Detailed Course Outline</text:h>
      <text:h text:style-name="Heading_20_3" text:outline-level="3">Week 1 <text:span text:style-name="T1">and 2</text:span>: Introduction to PyTorch and Neural Network Fundamentals</text:h>
      <text:list text:style-name="L2">
        <text:list-item>
          <text:p text:style-name="P3"><text:span text:style-name="Strong_20_Emphasis">Lecture Topics:</text:span> </text:p>
          <text:list>
            <text:list-item>
              <text:p text:style-name="P3">Python and PyTorch setup </text:p>
            </text:list-item>
            <text:list-item>
              <text:p text:style-name="P4">linux enviro setup (dotfiles, symlinks etc, see 595)</text:p>
            </text:list-item>
            <text:list-item>
              <text:p text:style-name="P3">Tensor operations <text:span text:style-name="T1">(matmul, dot etc)</text:span></text:p>
            </text:list-item>
            <text:list-item>
              <text:p text:style-name="P5">Tensors are like np arrays except they can be on CPU or GPU</text:p>
            </text:list-item>
            <text:list-item>
              <text:p text:style-name="P6">Automatic differentiation </text:p>
            </text:list-item>
            <text:list-item>
              <text:p text:style-name="P7">neuron</text:p>
            </text:list-item>
            <text:list-item>
              <text:p text:style-name="P7">backprop and simple neural net</text:p>
            </text:list-item>
            <text:list-item>
              <text:p text:style-name="P3">Basic neural network components </text:p>
            </text:list-item>
          </text:list>
        </text:list-item>
        <text:list-item>
          <text:p text:style-name="P8">Links</text:p>
          <text:list>
            <text:list-item>
              <text:p text:style-name="P8">setting up a remote instance, </text:p>
            </text:list-item>
            <text:list-item>
              <text:p text:style-name="P8">using 4090s in HC</text:p>
            </text:list-item>
            <text:list-item>
              <text:p text:style-name="P8">nvidia-smi</text:p>
            </text:list-item>
            <text:list-item>
              <text:p text:style-name="P8">symbolic link to datasets </text:p>
            </text:list-item>
            <text:list-item>
              <text:p text:style-name="P8">setting up login session using .bashrc</text:p>
            </text:list-item>
          </text:list>
        </text:list-item>
        <text:list-item>
          <text:p text:style-name="P3"><text:span text:style-name="Strong_20_Emphasis">Practical Session:</text:span> </text:p>
          <text:list>
            <text:list-item>
              <text:p text:style-name="P3">Create simple neural network from scratch </text:p>
            </text:list-item>
            <text:list-item>
              <text:p text:style-name="P3">Implement basic tensor manipulations </text:p>
            </text:list-item>
          </text:list>
        </text:list-item>
        <text:list-item>
          <text:p text:style-name="P9"><text:span text:style-name="Strong_20_Emphasis">Lab Assignment:</text:span> Implement a basic neural network for a simple regression problem </text:p>
        </text:list-item>
      </text:list>
      <text:h text:style-name="Heading_20_4" text:outline-level="4"><text:soft-page-break/>Coding Demo: Backpropagation and Gradient Descent</text:h>
      <text:p text:style-name="Preformatted_20_Text"><text:bookmark-start text:name="__DdeLink__1264_518146416"/><text:span text:style-name="Source_20_Text">import torch</text:span></text:p>
      <text:p text:style-name="Preformatted_20_Text"><text:span text:style-name="Source_20_Text">import torch.nn as nn</text:span></text:p>
      <text:p text:style-name="Preformatted_20_Text"><text:span text:style-name="Source_20_Text">import torch.optim as optim</text:span></text:p>
      <text:p text:style-name="Preformatted_20_Text"/>
      <text:p text:style-name="Preformatted_20_Text"><text:span text:style-name="Source_20_Text">class SimpleNN(nn.Module)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uper(SimpleNN, self).__init__()</text:span></text:p>
      <text:p text:style-name="Preformatted_20_Text"><text:span text:style-name="Source_20_Text"><text:s text:c="8"/>self.fc1 = nn.Linear(1, 10)</text:span></text:p>
      <text:p text:style-name="Preformatted_20_Text"><text:span text:style-name="Source_20_Text"><text:s text:c="8"/>self.fc2 = nn.Linear(10, 1)</text:span></text:p>
      <text:p text:style-name="Preformatted_20_Text"><text:span text:style-name="Source_20_Text"><text:s text:c="8"/></text:span></text:p>
      <text:p text:style-name="Preformatted_20_Text"><text:span text:style-name="Source_20_Text"><text:s text:c="4"/>def forward(self, x):</text:span></text:p>
      <text:p text:style-name="Preformatted_20_Text"><text:span text:style-name="Source_20_Text"><text:s text:c="8"/>x = torch.relu(self.fc1(x))</text:span></text:p>
      <text:p text:style-name="Preformatted_20_Text"><text:span text:style-name="Source_20_Text"><text:s text:c="8"/>return self.fc2(x)</text:span></text:p>
      <text:p text:style-name="Preformatted_20_Text"/>
      <text:p text:style-name="Preformatted_20_Text"><text:span text:style-name="Source_20_Text"># Gradient descent demonstration</text:span></text:p>
      <text:p text:style-name="Preformatted_20_Text"><text:span text:style-name="Source_20_Text">def gradient_descent_demo():</text:span></text:p>
      <text:p text:style-name="Preformatted_20_Text"><text:span text:style-name="Source_20_Text"><text:s text:c="4"/># Create a simple regression problem</text:span></text:p>
      <text:p text:style-name="Preformatted_20_Text"><text:span text:style-name="Source_20_Text"><text:s text:c="4"/>torch.manual_seed(42)</text:span></text:p>
      <text:p text:style-name="Preformatted_20_Text"><text:span text:style-name="Source_20_Text"><text:s text:c="4"/>X = torch.linspace(-1, 1, 100).unsqueeze(1)</text:span></text:p>
      <text:p text:style-name="Preformatted_20_Text"><text:span text:style-name="Source_20_Text"><text:s text:c="4"/>y = 3 * X + 2 + torch.randn(X.size()) * 0.1</text:span></text:p>
      <text:p text:style-name="Preformatted_20_Text"/>
      <text:p text:style-name="Preformatted_20_Text"><text:span text:style-name="Source_20_Text"><text:s text:c="4"/># Initialize model, loss, and optimizer</text:span></text:p>
      <text:p text:style-name="Preformatted_20_Text"><text:span text:style-name="Source_20_Text"><text:s text:c="4"/>model = SimpleNN()</text:span></text:p>
      <text:p text:style-name="Preformatted_20_Text"><text:span text:style-name="Source_20_Text"><text:s text:c="4"/>criterion = nn.MSELoss()</text:span></text:p>
      <text:p text:style-name="Preformatted_20_Text"><text:span text:style-name="Source_20_Text"><text:s text:c="4"/>optimizer = optim.SGD(model.parameters(), lr=0.01)</text:span></text:p>
      <text:p text:style-name="Preformatted_20_Text"/>
      <text:p text:style-name="Preformatted_20_Text"><text:span text:style-name="Source_20_Text"><text:s text:c="4"/># Training loop</text:span></text:p>
      <text:p text:style-name="Preformatted_20_Text"><text:span text:style-name="Source_20_Text"><text:s text:c="4"/>for epoch in range(200):</text:span></text:p>
      <text:p text:style-name="Preformatted_20_Text"><text:span text:style-name="Source_20_Text"><text:s text:c="8"/># Forward pass</text:span></text:p>
      <text:p text:style-name="Preformatted_20_Text"><text:span text:style-name="Source_20_Text"><text:s text:c="8"/>outputs = model(X)</text:span></text:p>
      <text:p text:style-name="Preformatted_20_Text"><text:span text:style-name="Source_20_Text"><text:s text:c="8"/>loss = criterion(outputs, y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Backward pass and optimization</text:span></text:p>
      <text:p text:style-name="Preformatted_20_Text"><text:span text:style-name="Source_20_Text"><text:s text:c="8"/>optimizer.zero_grad()</text:span></text:p>
      <text:p text:style-name="Preformatted_20_Text"><text:span text:style-name="Source_20_Text"><text:s text:c="8"/>loss.backward()</text:span></text:p>
      <text:p text:style-name="Preformatted_20_Text"><text:span text:style-name="Source_20_Text"><text:s text:c="8"/>optimizer.step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epoch + 1) % 20 == 0:</text:span></text:p>
      <text:p text:style-name="Preformatted_20_Text"><text:span text:style-name="Source_20_Text"><text:s text:c="12"/>print(f'Epoch [{epoch+1}/200], Loss: {loss.item():.4f}')</text:span></text:p>
      <text:p text:style-name="Preformatted_20_Text"/>
      <text:p text:style-name="Preformatted_20_Text"><text:span text:style-name="Source_20_Text"><text:s text:c="4"/>return model</text:span></text:p>
      <text:p text:style-name="Preformatted_20_Text"/>
      <text:p text:style-name="Preformatted_20_Text"><text:span text:style-name="Source_20_Text"># Run the demonstration</text:span></text:p>
      <text:p text:style-name="P10"><text:span text:style-name="Source_20_Text">model = gradient_descent_demo()</text:span><text:bookmark-end text:name="__DdeLink__1264_518146416"/></text:p>
      <text:h text:style-name="Heading_20_3" text:outline-level="3">Week <text:span text:style-name="T2">3</text:span>: Data Preparation and PyTorch Workflow</text:h>
      <text:list text:style-name="L3">
        <text:list-item>
          <text:p text:style-name="P11"><text:span text:style-name="Strong_20_Emphasis">Lecture Topics:</text:span> </text:p>
          <text:list>
            <text:list-item>
              <text:p text:style-name="P12">CNNs- how they work</text:p>
              <text:list>
                <text:list-item>
                  <text:p text:style-name="P12">show images </text:p>
                </text:list-item>
              </text:list>
            </text:list-item>
            <text:list-item>
              <text:p text:style-name="P11">Data loading and preprocessing <text:span text:style-name="T1">(normalizing)</text:span></text:p>
            </text:list-item>
            <text:list-item>
              <text:p text:style-name="P11">PyTorch Dataset and DataLoader </text:p>
            </text:list-item>
            <text:list-item>
              <text:p text:style-name="P11">Data augmentation techniques <text:span text:style-name="T1">(flip, scale, etc)</text:span></text:p>
            </text:list-item>
          </text:list>
        </text:list-item>
        <text:list-item>
          <text:p text:style-name="P11"><text:span text:style-name="Strong_20_Emphasis">Practical Session:</text:span> </text:p>
          <text:list>
            <text:list-item>
              <text:p text:style-name="P11"><text:soft-page-break/>Custom dataset creation </text:p>
            </text:list-item>
            <text:list-item>
              <text:p text:style-name="P11">Data transformation pipelines </text:p>
            </text:list-item>
          </text:list>
        </text:list-item>
        <text:list-item>
          <text:p text:style-name="P13"><text:span text:style-name="Strong_20_Emphasis">Lab Assignment:</text:span> Prepare a custom dataset for a machine learning task </text:p>
        </text:list-item>
      </text:list>
      <text:h text:style-name="Heading_20_4" text:outline-level="4">Data Preparation Example</text:h>
      <text:p text:style-name="Preformatted_20_Text"><text:span text:style-name="Source_20_Text">import torch</text:span></text:p>
      <text:p text:style-name="Preformatted_20_Text"><text:span text:style-name="Source_20_Text">from torch.utils.data import Dataset, DataLoader</text:span></text:p>
      <text:p text:style-name="Preformatted_20_Text"><text:span text:style-name="Source_20_Text">from torchvision import transforms</text:span></text:p>
      <text:p text:style-name="Preformatted_20_Text"/>
      <text:p text:style-name="Preformatted_20_Text"><text:span text:style-name="Source_20_Text">class CustomDataset(Dataset):</text:span></text:p>
      <text:p text:style-name="Preformatted_20_Text"><text:span text:style-name="Source_20_Text"><text:s text:c="4"/>def __init__(self, data, labels, transform=None):</text:span></text:p>
      <text:p text:style-name="Preformatted_20_Text"><text:span text:style-name="Source_20_Text"><text:s text:c="8"/>self.data = data</text:span></text:p>
      <text:p text:style-name="Preformatted_20_Text"><text:span text:style-name="Source_20_Text"><text:s text:c="8"/>self.labels = labels</text:span></text:p>
      <text:p text:style-name="Preformatted_20_Text"><text:span text:style-name="Source_20_Text"><text:s text:c="8"/>self.transform = transform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len__(self):</text:span></text:p>
      <text:p text:style-name="Preformatted_20_Text"><text:span text:style-name="Source_20_Text"><text:s text:c="8"/>return len(self.data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getitem__(self, idx):</text:span></text:p>
      <text:p text:style-name="Preformatted_20_Text"><text:span text:style-name="Source_20_Text"><text:s text:c="8"/>x = self.data[idx]</text:span></text:p>
      <text:p text:style-name="Preformatted_20_Text"><text:span text:style-name="Source_20_Text"><text:s text:c="8"/>y = self.labels[idx]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self.transform:</text:span></text:p>
      <text:p text:style-name="Preformatted_20_Text"><text:span text:style-name="Source_20_Text"><text:s text:c="12"/>x = self.transform(x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x, y</text:span></text:p>
      <text:p text:style-name="Preformatted_20_Text"/>
      <text:p text:style-name="Preformatted_20_Text"><text:span text:style-name="Source_20_Text"># Create data transformation pipeline</text:span></text:p>
      <text:p text:style-name="Preformatted_20_Text"><text:span text:style-name="Source_20_Text">transform = transforms.Compose([</text:span></text:p>
      <text:p text:style-name="Preformatted_20_Text"><text:span text:style-name="Source_20_Text"><text:s text:c="4"/>transforms.ToTensor(),</text:span></text:p>
      <text:p text:style-name="Preformatted_20_Text"><text:span text:style-name="Source_20_Text"><text:s text:c="4"/>transforms.Normalize((0.5,), (0.5,))</text:span></text:p>
      <text:p text:style-name="Preformatted_20_Text"><text:span text:style-name="Source_20_Text">])</text:span></text:p>
      <text:p text:style-name="Preformatted_20_Text"/>
      <text:p text:style-name="Preformatted_20_Text"><text:span text:style-name="Source_20_Text"># Create dataset and dataloader</text:span></text:p>
      <text:p text:style-name="Preformatted_20_Text"><text:span text:style-name="Source_20_Text">dataset = CustomDataset(data, labels, transform=transform)</text:span></text:p>
      <text:p text:style-name="P10"><text:span text:style-name="Source_20_Text">dataloader = DataLoader(dataset, batch_size=32, shuffle=True)</text:span></text:p>
      <text:h text:style-name="Heading_20_3" text:outline-level="3">Week 3: Training Loops, Loss Functions, and Optimizers</text:h>
      <text:list text:style-name="L4">
        <text:list-item>
          <text:p text:style-name="P14"><text:span text:style-name="Strong_20_Emphasis">Lecture Topics:</text:span> </text:p>
          <text:list>
            <text:list-item>
              <text:p text:style-name="P14">Complete PyTorch training loop </text:p>
            </text:list-item>
            <text:list-item>
              <text:p text:style-name="P15">softmax</text:p>
            </text:list-item>
            <text:list-item>
              <text:p text:style-name="P14">Loss functions (Cross-Entropy, MSE) </text:p>
            </text:list-item>
            <text:list-item>
              <text:p text:style-name="P14">Optimization algorithms </text:p>
            </text:list-item>
            <text:list-item>
              <text:p text:style-name="P14">Model evaluation metrics </text:p>
            </text:list-item>
          </text:list>
        </text:list-item>
        <text:list-item>
          <text:p text:style-name="P14"><text:span text:style-name="Strong_20_Emphasis">Practical Session:</text:span> </text:p>
          <text:list>
            <text:list-item>
              <text:p text:style-name="P14">Implement full training pipeline </text:p>
            </text:list-item>
            <text:list-item>
              <text:p text:style-name="P14">Accuracy and loss calculation </text:p>
            </text:list-item>
          </text:list>
        </text:list-item>
        <text:list-item>
          <text:p text:style-name="P16"><text:span text:style-name="Strong_20_Emphasis">Lab Assignment:</text:span> Train a multi-class classification model </text:p>
        </text:list-item>
      </text:list>
      <text:h text:style-name="Heading_20_4" text:outline-level="4">Training Loop with Error Functions</text:h>
      <text:p text:style-name="Preformatted_20_Text"><text:span text:style-name="Source_20_Text">import torch</text:span></text:p>
      <text:p text:style-name="Preformatted_20_Text"><text:soft-page-break/><text:span text:style-name="Source_20_Text">import torch.nn as nn</text:span></text:p>
      <text:p text:style-name="Preformatted_20_Text"><text:span text:style-name="Source_20_Text">import torch.optim as optim</text:span></text:p>
      <text:p text:style-name="Preformatted_20_Text"/>
      <text:p text:style-name="Preformatted_20_Text"><text:span text:style-name="Source_20_Text">def train_model(model, train_loader, val_loader, criterion, optimizer, num_epochs=10):</text:span></text:p>
      <text:p text:style-name="Preformatted_20_Text"><text:span text:style-name="Source_20_Text"><text:s text:c="4"/>for epoch in range(num_epochs):</text:span></text:p>
      <text:p text:style-name="Preformatted_20_Text"><text:span text:style-name="Source_20_Text"><text:s text:c="8"/>model.train()</text:span></text:p>
      <text:p text:style-name="Preformatted_20_Text"><text:span text:style-name="Source_20_Text"><text:s text:c="8"/>train_loss = 0.0</text:span></text:p>
      <text:p text:style-name="Preformatted_20_Text"><text:span text:style-name="Source_20_Text"><text:s text:c="8"/>train_correct = 0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 inputs, labels in train_loader:</text:span></text:p>
      <text:p text:style-name="Preformatted_20_Text"><text:span text:style-name="Source_20_Text"><text:s text:c="12"/># Zero the parameter gradients</text:span></text:p>
      <text:p text:style-name="Preformatted_20_Text"><text:span text:style-name="Source_20_Text"><text:s text:c="12"/>optimizer.zero_grad(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# Forward pass</text:span></text:p>
      <text:p text:style-name="Preformatted_20_Text"><text:span text:style-name="Source_20_Text"><text:s text:c="12"/>outputs = model(inputs)</text:span></text:p>
      <text:p text:style-name="Preformatted_20_Text"><text:span text:style-name="Source_20_Text"><text:s text:c="12"/>loss = criterion(outputs, labels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# Backward pass and optimize</text:span></text:p>
      <text:p text:style-name="Preformatted_20_Text"><text:span text:style-name="Source_20_Text"><text:s text:c="12"/>loss.backward()</text:span></text:p>
      <text:p text:style-name="Preformatted_20_Text"><text:span text:style-name="Source_20_Text"><text:s text:c="12"/>optimizer.step(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# Compute accuracy</text:span></text:p>
      <text:p text:style-name="Preformatted_20_Text"><text:span text:style-name="Source_20_Text"><text:s text:c="12"/>_, predicted = torch.max(outputs.data, 1)</text:span></text:p>
      <text:p text:style-name="Preformatted_20_Text"><text:span text:style-name="Source_20_Text"><text:s text:c="12"/>train_correct += (predicted == labels).sum().item()</text:span></text:p>
      <text:p text:style-name="Preformatted_20_Text"><text:span text:style-name="Source_20_Text"><text:s text:c="12"/>train_loss += loss.item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Validation phase</text:span></text:p>
      <text:p text:style-name="Preformatted_20_Text"><text:span text:style-name="Source_20_Text"><text:s text:c="8"/>model.eval()</text:span></text:p>
      <text:p text:style-name="Preformatted_20_Text"><text:span text:style-name="Source_20_Text"><text:s text:c="8"/>val_loss = 0.0</text:span></text:p>
      <text:p text:style-name="Preformatted_20_Text"><text:span text:style-name="Source_20_Text"><text:s text:c="8"/>val_correct = 0</text:span></text:p>
      <text:p text:style-name="Preformatted_20_Text"><text:span text:style-name="Source_20_Text"><text:s text:c="8"/></text:span></text:p>
      <text:p text:style-name="Preformatted_20_Text"><text:span text:style-name="Source_20_Text"><text:s text:c="8"/>with torch.no_grad():</text:span></text:p>
      <text:p text:style-name="Preformatted_20_Text"><text:span text:style-name="Source_20_Text"><text:s text:c="12"/>for inputs, labels in val_loader:</text:span></text:p>
      <text:p text:style-name="Preformatted_20_Text"><text:span text:style-name="Source_20_Text"><text:s text:c="16"/>outputs = model(inputs)</text:span></text:p>
      <text:p text:style-name="Preformatted_20_Text"><text:span text:style-name="Source_20_Text"><text:s text:c="16"/>loss = criterion(outputs, labels)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_, predicted = torch.max(outputs.data, 1)</text:span></text:p>
      <text:p text:style-name="Preformatted_20_Text"><text:span text:style-name="Source_20_Text"><text:s text:c="16"/>val_correct += (predicted == labels).sum().item()</text:span></text:p>
      <text:p text:style-name="Preformatted_20_Text"><text:span text:style-name="Source_20_Text"><text:s text:c="16"/>val_loss += loss.item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Print epoch statistics</text:span></text:p>
      <text:p text:style-name="Preformatted_20_Text"><text:span text:style-name="Source_20_Text"><text:s text:c="8"/>print(f'Epoch {epoch+1}/{num_epochs}:')</text:span></text:p>
      <text:p text:style-name="Preformatted_20_Text"><text:span text:style-name="Source_20_Text"><text:s text:c="8"/>print(f'Train Loss: {train_loss/len(train_loader):.4f}, '</text:span></text:p>
      <text:p text:style-name="Preformatted_20_Text"><text:span text:style-name="Source_20_Text"><text:s text:c="14"/>f'Train Accuracy: {100 * train_correct / len(train_loader.dataset):.2f}%')</text:span></text:p>
      <text:p text:style-name="Preformatted_20_Text"><text:span text:style-name="Source_20_Text"><text:s text:c="8"/>print(f'Val Loss: {val_loss/len(val_loader):.4f}, '</text:span></text:p>
      <text:p text:style-name="P10"><text:span text:style-name="Source_20_Text"><text:s text:c="14"/>f'Val Accuracy: {100 * val_correct / len(val_loader.dataset):.2f}%')</text:span></text:p>
      <text:h text:style-name="Heading_20_3" text:outline-level="3">Week 4-5: Convolutional Neural Networks (CNNs)</text:h>
      <text:list text:style-name="L5">
        <text:list-item>
          <text:p text:style-name="P17"><text:span text:style-name="Strong_20_Emphasis">Lecture Topics:</text:span> </text:p>
          <text:list>
            <text:list-item>
              <text:p text:style-name="P17">CNN architecture fundamentals </text:p>
            </text:list-item>
            <text:list-item>
              <text:p text:style-name="P17">Convolution and pooling layers </text:p>
            </text:list-item>
            <text:list-item>
              <text:p text:style-name="P18">reLU, GeLU</text:p>
            </text:list-item>
            <text:list-item>
              <text:p text:style-name="P17">ResNet architecture </text:p>
            </text:list-item>
            <text:list-item>
              <text:p text:style-name="P17"><text:soft-page-break/>Transfer learning </text:p>
            </text:list-item>
            <text:list-item>
              <text:p text:style-name="P18">Illustrate layers of CNN</text:p>
            </text:list-item>
            <text:list-item>
              <text:p text:style-name="P18">Saveing/loading weights and optimizers</text:p>
            </text:list-item>
            <text:list-item>
              <text:p text:style-name="P18">where to feed in additional information that you may have</text:p>
            </text:list-item>
            <text:list-item>
              <text:p text:style-name="P18"/>
            </text:list-item>
          </text:list>
        </text:list-item>
        <text:list-item>
          <text:p text:style-name="P17"><text:span text:style-name="Strong_20_Emphasis">Practical Session:</text:span> </text:p>
          <text:list>
            <text:list-item>
              <text:p text:style-name="P17">Implement ResNet from scratch </text:p>
            </text:list-item>
            <text:list-item>
              <text:p text:style-name="P17">Image classification project </text:p>
            </text:list-item>
          </text:list>
        </text:list-item>
        <text:list-item>
          <text:p text:style-name="P19"><text:span text:style-name="Strong_20_Emphasis">Lab Assignment:</text:span> Build a custom CNN for image recognition </text:p>
        </text:list-item>
      </text:list>
      <text:h text:style-name="Heading_20_4" text:outline-level="4">ResNet Implementation</text:h>
      <text:p text:style-name="Preformatted_20_Text"><text:span text:style-name="Source_20_Text">import torch</text:span></text:p>
      <text:p text:style-name="Preformatted_20_Text"><text:span text:style-name="Source_20_Text">import torch.nn as nn</text:span></text:p>
      <text:p text:style-name="Preformatted_20_Text"/>
      <text:p text:style-name="Preformatted_20_Text"><text:span text:style-name="Source_20_Text">class ResidualBlock(nn.Module):</text:span></text:p>
      <text:p text:style-name="Preformatted_20_Text"><text:span text:style-name="Source_20_Text"><text:s text:c="4"/>def __init__(self, in_channels, out_channels, stride=1):</text:span></text:p>
      <text:p text:style-name="Preformatted_20_Text"><text:span text:style-name="Source_20_Text"><text:s text:c="8"/>super(ResidualBlock, self).__init__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Convolutional layers</text:span></text:p>
      <text:p text:style-name="Preformatted_20_Text"><text:span text:style-name="Source_20_Text"><text:s text:c="8"/>self.conv1 = nn.Conv2d(in_channels, out_channels, kernel_size=3, </text:span></text:p>
      <text:p text:style-name="Preformatted_20_Text"><text:span text:style-name="Source_20_Text"><text:s text:c="31"/>stride=stride, padding=1, bias=False)</text:span></text:p>
      <text:p text:style-name="Preformatted_20_Text"><text:span text:style-name="Source_20_Text"><text:s text:c="8"/>self.bn1 = nn.BatchNorm2d(out_channels)</text:span></text:p>
      <text:p text:style-name="Preformatted_20_Text"><text:span text:style-name="Source_20_Text"><text:s text:c="8"/>self.relu = nn.ReLU(inplace=True)</text:span></text:p>
      <text:p text:style-name="Preformatted_20_Text"><text:span text:style-name="Source_20_Text"><text:s text:c="8"/></text:span></text:p>
      <text:p text:style-name="Preformatted_20_Text"><text:span text:style-name="Source_20_Text"><text:s text:c="8"/>self.conv2 = nn.Conv2d(out_channels, out_channels, kernel_size=3, </text:span></text:p>
      <text:p text:style-name="Preformatted_20_Text"><text:span text:style-name="Source_20_Text"><text:s text:c="31"/>stride=1, padding=1, bias=False)</text:span></text:p>
      <text:p text:style-name="Preformatted_20_Text"><text:span text:style-name="Source_20_Text"><text:s text:c="8"/>self.bn2 = nn.BatchNorm2d(out_channels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hortcut connection</text:span></text:p>
      <text:p text:style-name="Preformatted_20_Text"><text:span text:style-name="Source_20_Text"><text:s text:c="8"/>self.shortcut = nn.Sequential()</text:span></text:p>
      <text:p text:style-name="Preformatted_20_Text"><text:span text:style-name="Source_20_Text"><text:s text:c="8"/>if stride != 1 or in_channels != out_channels:</text:span></text:p>
      <text:p text:style-name="Preformatted_20_Text"><text:span text:style-name="Source_20_Text"><text:s text:c="12"/>self.shortcut = nn.Sequential(</text:span></text:p>
      <text:p text:style-name="Preformatted_20_Text"><text:span text:style-name="Source_20_Text"><text:s text:c="16"/>nn.Conv2d(in_channels, out_channels, kernel_size=1, </text:span></text:p>
      <text:p text:style-name="Preformatted_20_Text"><text:span text:style-name="Source_20_Text"><text:s text:c="26"/>stride=stride, bias=False),</text:span></text:p>
      <text:p text:style-name="Preformatted_20_Text"><text:span text:style-name="Source_20_Text"><text:s text:c="16"/>nn.BatchNorm2d(out_channels)</text:span></text:p>
      <text:p text:style-name="Preformatted_20_Text"><text:span text:style-name="Source_20_Text"><text:s text:c="12"/>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orward(self, x):</text:span></text:p>
      <text:p text:style-name="Preformatted_20_Text"><text:span text:style-name="Source_20_Text"><text:s text:c="8"/>residual = x</text:span></text:p>
      <text:p text:style-name="Preformatted_20_Text"><text:span text:style-name="Source_20_Text"><text:s text:c="8"/></text:span></text:p>
      <text:p text:style-name="Preformatted_20_Text"><text:span text:style-name="Source_20_Text"><text:s text:c="8"/>out = self.conv1(x)</text:span></text:p>
      <text:p text:style-name="Preformatted_20_Text"><text:span text:style-name="Source_20_Text"><text:s text:c="8"/>out = self.bn1(out)</text:span></text:p>
      <text:p text:style-name="Preformatted_20_Text"><text:span text:style-name="Source_20_Text"><text:s text:c="8"/>out = self.relu(out)</text:span></text:p>
      <text:p text:style-name="Preformatted_20_Text"><text:span text:style-name="Source_20_Text"><text:s text:c="8"/></text:span></text:p>
      <text:p text:style-name="Preformatted_20_Text"><text:span text:style-name="Source_20_Text"><text:s text:c="8"/>out = self.conv2(out)</text:span></text:p>
      <text:p text:style-name="Preformatted_20_Text"><text:span text:style-name="Source_20_Text"><text:s text:c="8"/>out = self.bn2(out)</text:span></text:p>
      <text:p text:style-name="Preformatted_20_Text"><text:span text:style-name="Source_20_Text"><text:s text:c="8"/></text:span></text:p>
      <text:p text:style-name="Preformatted_20_Text"><text:span text:style-name="Source_20_Text"><text:s text:c="8"/>out += self.shortcut(residual)</text:span></text:p>
      <text:p text:style-name="Preformatted_20_Text"><text:span text:style-name="Source_20_Text"><text:s text:c="8"/>out = self.relu(out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out</text:span></text:p>
      <text:p text:style-name="Preformatted_20_Text"/>
      <text:p text:style-name="Preformatted_20_Text"><text:span text:style-name="Source_20_Text">class ResNet(nn.Module):</text:span></text:p>
      <text:p text:style-name="Preformatted_20_Text"><text:span text:style-name="Source_20_Text"><text:s text:c="4"/>def __init__(self, num_classes=10):</text:span></text:p>
      <text:p text:style-name="Preformatted_20_Text"><text:span text:style-name="Source_20_Text"><text:s text:c="8"/>super(ResNet, self).__init__()</text:span></text:p>
      <text:p text:style-name="Preformatted_20_Text"><text:soft-page-break/><text:span text:style-name="Source_20_Text"><text:s text:c="8"/></text:span></text:p>
      <text:p text:style-name="Preformatted_20_Text"><text:span text:style-name="Source_20_Text"><text:s text:c="8"/># Initial convolution</text:span></text:p>
      <text:p text:style-name="Preformatted_20_Text"><text:span text:style-name="Source_20_Text"><text:s text:c="8"/>self.in_channels = 64</text:span></text:p>
      <text:p text:style-name="Preformatted_20_Text"><text:span text:style-name="Source_20_Text"><text:s text:c="8"/>self.conv1 = nn.Sequential(</text:span></text:p>
      <text:p text:style-name="Preformatted_20_Text"><text:span text:style-name="Source_20_Text"><text:s text:c="12"/>nn.Conv2d(3, 64, kernel_size=3, stride=1, padding=1, bias=False),</text:span></text:p>
      <text:p text:style-name="Preformatted_20_Text"><text:span text:style-name="Source_20_Text"><text:s text:c="12"/>nn.BatchNorm2d(64),</text:span></text:p>
      <text:p text:style-name="Preformatted_20_Text"><text:span text:style-name="Source_20_Text"><text:s text:c="12"/>nn.ReLU(inplace=True)</text:span></text:p>
      <text:p text:style-name="Preformatted_20_Text"><text:span text:style-name="Source_20_Text"><text:s text:c="8"/>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Residual blocks</text:span></text:p>
      <text:p text:style-name="Preformatted_20_Text"><text:span text:style-name="Source_20_Text"><text:s text:c="8"/>self.layer1 = self._make_layer(64, 2, stride=1)</text:span></text:p>
      <text:p text:style-name="Preformatted_20_Text"><text:span text:style-name="Source_20_Text"><text:s text:c="8"/>self.layer2 = self._make_layer(128, 2, stride=2)</text:span></text:p>
      <text:p text:style-name="Preformatted_20_Text"><text:span text:style-name="Source_20_Text"><text:s text:c="8"/>self.layer3 = self._make_layer(256, 2, stride=2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Global average pooling and fully connected</text:span></text:p>
      <text:p text:style-name="Preformatted_20_Text"><text:span text:style-name="Source_20_Text"><text:s text:c="8"/>self.avg_pool = nn.AdaptiveAvgPool2d((1, 1))</text:span></text:p>
      <text:p text:style-name="Preformatted_20_Text"><text:span text:style-name="Source_20_Text"><text:s text:c="8"/>self.fc = nn.Linear(256, num_classes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make_layer(self, out_channels, blocks, stride):</text:span></text:p>
      <text:p text:style-name="Preformatted_20_Text"><text:span text:style-name="Source_20_Text"><text:s text:c="8"/>layers = []</text:span></text:p>
      <text:p text:style-name="Preformatted_20_Text"><text:span text:style-name="Source_20_Text"><text:s text:c="8"/>layers.append(ResidualBlock(self.in_channels, out_channels, stride))</text:span></text:p>
      <text:p text:style-name="Preformatted_20_Text"><text:span text:style-name="Source_20_Text"><text:s text:c="8"/>self.in_channels = out_channels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 _ in range(1, blocks):</text:span></text:p>
      <text:p text:style-name="Preformatted_20_Text"><text:span text:style-name="Source_20_Text"><text:s text:c="12"/>layers.append(ResidualBlock(out_channels, out_channels)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nn.Sequential(*layers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orward(self, x):</text:span></text:p>
      <text:p text:style-name="Preformatted_20_Text"><text:span text:style-name="Source_20_Text"><text:s text:c="8"/>x = self.conv1(x)</text:span></text:p>
      <text:p text:style-name="Preformatted_20_Text"><text:span text:style-name="Source_20_Text"><text:s text:c="8"/>x = self.layer1(x)</text:span></text:p>
      <text:p text:style-name="Preformatted_20_Text"><text:span text:style-name="Source_20_Text"><text:s text:c="8"/>x = self.layer2(x)</text:span></text:p>
      <text:p text:style-name="Preformatted_20_Text"><text:span text:style-name="Source_20_Text"><text:s text:c="8"/>x = self.layer3(x)</text:span></text:p>
      <text:p text:style-name="Preformatted_20_Text"><text:span text:style-name="Source_20_Text"><text:s text:c="8"/></text:span></text:p>
      <text:p text:style-name="Preformatted_20_Text"><text:span text:style-name="Source_20_Text"><text:s text:c="8"/>x = self.avg_pool(x)</text:span></text:p>
      <text:p text:style-name="Preformatted_20_Text"><text:span text:style-name="Source_20_Text"><text:s text:c="8"/>x = x.view(x.size(0), -1)</text:span></text:p>
      <text:p text:style-name="Preformatted_20_Text"><text:span text:style-name="Source_20_Text"><text:s text:c="8"/>x = self.fc(x)</text:span></text:p>
      <text:p text:style-name="Preformatted_20_Text"><text:span text:style-name="Source_20_Text"><text:s text:c="8"/></text:span></text:p>
      <text:p text:style-name="P10"><text:span text:style-name="Source_20_Text"><text:s text:c="8"/>return x</text:span></text:p>
      <text:h text:style-name="Heading_20_3" text:outline-level="3">Week 6-<text:span text:style-name="T1">8</text:span>: Introduction to Transformers</text:h>
      <text:list text:style-name="L6">
        <text:list-item>
          <text:p text:style-name="P20"><text:span text:style-name="Strong_20_Emphasis">Lecture Topics:</text:span> </text:p>
          <text:list>
            <text:list-item>
              <text:p text:style-name="P20">Transformer architecture fundamentals </text:p>
            </text:list-item>
            <text:list-item>
              <text:p text:style-name="P20">Attention mechanisms </text:p>
            </text:list-item>
            <text:list-item>
              <text:p text:style-name="P20">Encoder-decoder structures </text:p>
              <text:list>
                <text:list-item>
                  <text:p text:style-name="P21">Modern Bert – encoder</text:p>
                  <text:list>
                    <text:list-item>
                      <text:p text:style-name="P21">embeddings (do king-queen plot)</text:p>
                    </text:list-item>
                  </text:list>
                </text:list-item>
                <text:list-item>
                  <text:p text:style-name="P21">GPT- decoder</text:p>
                </text:list-item>
              </text:list>
            </text:list-item>
            <text:list-item>
              <text:p text:style-name="P20">Positional encoding </text:p>
            </text:list-item>
          </text:list>
        </text:list-item>
        <text:list-item>
          <text:p text:style-name="P20"><text:span text:style-name="Strong_20_Emphasis">Practical Session:</text:span> </text:p>
          <text:list>
            <text:list-item>
              <text:p text:style-name="P20">Implement basic transformer components </text:p>
            </text:list-item>
            <text:list-item>
              <text:p text:style-name="P20">Attention visualization </text:p>
            </text:list-item>
          </text:list>
        </text:list-item>
        <text:list-item>
          <text:p text:style-name="P22"><text:span text:style-name="Strong_20_Emphasis">Lab Assignment:</text:span> Build a simplified transformer model </text:p>
        </text:list-item>
      </text:list>
      <text:h text:style-name="Heading_20_4" text:outline-level="4"><text:soft-page-break/>Transformer Components</text:h>
      <text:p text:style-name="Preformatted_20_Text"><text:span text:style-name="Source_20_Text">import torch</text:span></text:p>
      <text:p text:style-name="Preformatted_20_Text"><text:span text:style-name="Source_20_Text">import torch.nn as nn</text:span></text:p>
      <text:p text:style-name="Preformatted_20_Text"><text:span text:style-name="Source_20_Text">import math</text:span></text:p>
      <text:p text:style-name="Preformatted_20_Text"/>
      <text:p text:style-name="Preformatted_20_Text"><text:span text:style-name="Source_20_Text">class PositionalEncoding(nn.Module):</text:span></text:p>
      <text:p text:style-name="Preformatted_20_Text"><text:span text:style-name="Source_20_Text"><text:s text:c="4"/>def __init__(self, d_model, max_len=5000):</text:span></text:p>
      <text:p text:style-name="Preformatted_20_Text"><text:span text:style-name="Source_20_Text"><text:s text:c="8"/>super(PositionalEncoding, self).__init__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Compute positional encodings</text:span></text:p>
      <text:p text:style-name="Preformatted_20_Text"><text:span text:style-name="Source_20_Text"><text:s text:c="8"/>pe = torch.zeros(max_len, d_model)</text:span></text:p>
      <text:p text:style-name="Preformatted_20_Text"><text:span text:style-name="Source_20_Text"><text:s text:c="8"/>position = torch.arange(0, max_len, dtype=torch.float).unsqueeze(1)</text:span></text:p>
      <text:p text:style-name="Preformatted_20_Text"><text:span text:style-name="Source_20_Text"><text:s text:c="8"/>div_term = torch.exp(torch.arange(0, d_model, 2).float() * (-math.log(10000.0) / d_model))</text:span></text:p>
      <text:p text:style-name="Preformatted_20_Text"><text:span text:style-name="Source_20_Text"><text:s text:c="8"/></text:span></text:p>
      <text:p text:style-name="Preformatted_20_Text"><text:span text:style-name="Source_20_Text"><text:s text:c="8"/>pe[:, 0::2] = torch.sin(position * div_term)</text:span></text:p>
      <text:p text:style-name="Preformatted_20_Text"><text:span text:style-name="Source_20_Text"><text:s text:c="8"/>pe[:, 1::2] = torch.cos(position * div_term)</text:span></text:p>
      <text:p text:style-name="Preformatted_20_Text"><text:span text:style-name="Source_20_Text"><text:s text:c="8"/>pe = pe.unsqueeze(0)</text:span></text:p>
      <text:p text:style-name="Preformatted_20_Text"><text:span text:style-name="Source_20_Text"><text:s text:c="8"/></text:span></text:p>
      <text:p text:style-name="Preformatted_20_Text"><text:span text:style-name="Source_20_Text"><text:s text:c="8"/>self.register_buffer('pe', p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orward(self, x):</text:span></text:p>
      <text:p text:style-name="Preformatted_20_Text"><text:span text:style-name="Source_20_Text"><text:s text:c="8"/>return x + self.pe[:, :x.size(1)]</text:span></text:p>
      <text:p text:style-name="Preformatted_20_Text"/>
      <text:p text:style-name="Preformatted_20_Text"><text:span text:style-name="Source_20_Text">class MultiHeadAttention(nn.Module):</text:span></text:p>
      <text:p text:style-name="Preformatted_20_Text"><text:span text:style-name="Source_20_Text"><text:s text:c="4"/>def __init__(self, d_model, num_heads):</text:span></text:p>
      <text:p text:style-name="Preformatted_20_Text"><text:span text:style-name="Source_20_Text"><text:s text:c="8"/>super(MultiHeadAttention, self).__init__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self.d_model = d_model</text:span></text:p>
      <text:p text:style-name="Preformatted_20_Text"><text:span text:style-name="Source_20_Text"><text:s text:c="8"/>self.num_heads = num_heads</text:span></text:p>
      <text:p text:style-name="Preformatted_20_Text"><text:span text:style-name="Source_20_Text"><text:s text:c="8"/>self.head_dim = d_model // num_heads</text:span></text:p>
      <text:p text:style-name="Preformatted_20_Text"><text:span text:style-name="Source_20_Text"><text:s text:c="8"/></text:span></text:p>
      <text:p text:style-name="Preformatted_20_Text"><text:span text:style-name="Source_20_Text"><text:s text:c="8"/>self.q_linear = nn.Linear(d_model, d_model)</text:span></text:p>
      <text:p text:style-name="Preformatted_20_Text"><text:span text:style-name="Source_20_Text"><text:s text:c="8"/>self.k_linear = nn.Linear(d_model, d_model)</text:span></text:p>
      <text:p text:style-name="Preformatted_20_Text"><text:span text:style-name="Source_20_Text"><text:s text:c="8"/>self.v_linear = nn.Linear(d_model, d_model)</text:span></text:p>
      <text:p text:style-name="Preformatted_20_Text"><text:span text:style-name="Source_20_Text"><text:s text:c="8"/>self.out_linear = nn.Linear(d_model, d_model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orward(self, query, key, value, mask=None):</text:span></text:p>
      <text:p text:style-name="Preformatted_20_Text"><text:span text:style-name="Source_20_Text"><text:s text:c="8"/>batch_size = query.size(0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Linear projections</text:span></text:p>
      <text:p text:style-name="Preformatted_20_Text"><text:span text:style-name="Source_20_Text"><text:s text:c="8"/>Q = self.q_linear(query)</text:span></text:p>
      <text:p text:style-name="Preformatted_20_Text"><text:span text:style-name="Source_20_Text"><text:s text:c="8"/>K = self.k_linear(key)</text:span></text:p>
      <text:p text:style-name="Preformatted_20_Text"><text:span text:style-name="Source_20_Text"><text:s text:c="8"/>V = self.v_linear(value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plit into multiple heads</text:span></text:p>
      <text:p text:style-name="Preformatted_20_Text"><text:span text:style-name="Source_20_Text"><text:s text:c="8"/>Q = Q.view(batch_size, -1, self.num_heads, self.head_dim).transpose(1, 2)</text:span></text:p>
      <text:p text:style-name="Preformatted_20_Text"><text:span text:style-name="Source_20_Text"><text:s text:c="8"/>K = K.view(batch_size, -1, self.num_heads, self.head_dim).transpose(1, 2)</text:span></text:p>
      <text:p text:style-name="Preformatted_20_Text"><text:span text:style-name="Source_20_Text"><text:s text:c="8"/>V = V.view(batch_size, -1, self.num_heads, self.head_dim).transpose(1, 2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caled dot-product attention</text:span></text:p>
      <text:p text:style-name="Preformatted_20_Text"><text:span text:style-name="Source_20_Text"><text:s text:c="8"/>scores = torch.matmul(Q, K.transpose(-2, -1)) / math.sqrt(self.head_dim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mask is not None:</text:span></text:p>
      <text:p text:style-name="Preformatted_20_Text"><text:span text:style-name="Source_20_Text"><text:s text:c="12"/>scores = scores.masked_fill(mask == 0, float('-inf'))</text:span></text:p>
      <text:p text:style-name="Preformatted_20_Text"><text:span text:style-name="Source_20_Text"><text:s text:c="8"/></text:span></text:p>
      <text:p text:style-name="Preformatted_20_Text"><text:span text:style-name="Source_20_Text"><text:s text:c="8"/>attention = torch.softmax(scores, dim=-1)</text:span></text:p>
      <text:p text:style-name="Preformatted_20_Text"><text:span text:style-name="Source_20_Text"><text:s text:c="8"/>output = torch.matmul(attention, V)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# Concat and linear projection</text:span></text:p>
      <text:p text:style-name="Preformatted_20_Text"><text:span text:style-name="Source_20_Text"><text:s text:c="8"/>output = output.transpose(1, 2).contiguous().view(batch_size, -1, self.d_model)</text:span></text:p>
      <text:p text:style-name="P10"><text:span text:style-name="Source_20_Text"><text:s text:c="8"/>return self.out_linear(output)</text:span></text:p>
      <text:h text:style-name="Heading_20_3" text:outline-level="3">Week <text:span text:style-name="T1">9-11</text:span>: Large Language Models (LLMs)</text:h>
      <text:list text:style-name="L7">
        <text:list-item>
          <text:p text:style-name="P23"><text:span text:style-name="Strong_20_Emphasis">Lecture Topics:</text:span> </text:p>
          <text:list>
            <text:list-item>
              <text:p text:style-name="P23">Introduction to transformer-based LLMs </text:p>
            </text:list-item>
            <text:list-item>
              <text:p text:style-name="P23">Model architectures (BERT, GPT) </text:p>
            </text:list-item>
            <text:list-item>
              <text:p text:style-name="P23">Tokenization techniques </text:p>
            </text:list-item>
            <text:list-item>
              <text:p text:style-name="P23">Model scaling principles </text:p>
            </text:list-item>
          </text:list>
        </text:list-item>
        <text:list-item>
          <text:p text:style-name="P23"><text:span text:style-name="Strong_20_Emphasis">Practical Session:</text:span> </text:p>
          <text:list>
            <text:list-item>
              <text:p text:style-name="P23">Hugging Face model exploration </text:p>
            </text:list-item>
            <text:list-item>
              <text:p text:style-name="P23">Basic LLM inference </text:p>
            </text:list-item>
          </text:list>
        </text:list-item>
        <text:list-item>
          <text:p text:style-name="P24"><text:span text:style-name="Strong_20_Emphasis">Lab Assignment:</text:span> Fine-tune a small language model </text:p>
        </text:list-item>
      </text:list>
      <text:h text:style-name="Heading_20_3" text:outline-level="3">Week 1<text:span text:style-name="T1">2</text:span>-1<text:span text:style-name="T1">3</text:span>: Retrieval Augmented Generation (RAG)</text:h>
      <text:list text:style-name="L8">
        <text:list-item>
          <text:p text:style-name="P25"><text:span text:style-name="Strong_20_Emphasis">Lecture Topics:</text:span> </text:p>
          <text:list>
            <text:list-item>
              <text:p text:style-name="P25">RAG fundamentals </text:p>
            </text:list-item>
            <text:list-item>
              <text:p text:style-name="P26">chunking </text:p>
            </text:list-item>
            <text:list-item>
              <text:p text:style-name="P26">question generation</text:p>
            </text:list-item>
            <text:list-item>
              <text:p text:style-name="P25">Document retrieval techniques </text:p>
            </text:list-item>
            <text:list-item>
              <text:p text:style-name="P25">Embedding models </text:p>
            </text:list-item>
            <text:list-item>
              <text:p text:style-name="P25">Integration of retrieval with generation </text:p>
            </text:list-item>
          </text:list>
        </text:list-item>
        <text:list-item>
          <text:p text:style-name="P25"><text:span text:style-name="Strong_20_Emphasis">Practical Session:</text:span> </text:p>
          <text:list>
            <text:list-item>
              <text:p text:style-name="P25">Implement basic RAG pipeline </text:p>
            </text:list-item>
            <text:list-item>
              <text:p text:style-name="P25">Vector database integration </text:p>
            </text:list-item>
          </text:list>
        </text:list-item>
        <text:list-item>
          <text:p text:style-name="P27"><text:span text:style-name="Strong_20_Emphasis">Lab Assignment:</text:span> Build a simple RAG system </text:p>
        </text:list-item>
      </text:list>
      <text:h text:style-name="Heading_20_4" text:outline-level="4">RAG Implementation Skeleton</text:h>
      <text:p text:style-name="Preformatted_20_Text"><text:span text:style-name="Source_20_Text">import torch</text:span></text:p>
      <text:p text:style-name="Preformatted_20_Text"><text:span text:style-name="Source_20_Text">from transformers import AutoTokenizer, AutoModel</text:span></text:p>
      <text:p text:style-name="Preformatted_20_Text"><text:span text:style-name="Source_20_Text">import faiss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class RAGSystem:</text:span></text:p>
      <text:p text:style-name="Preformatted_20_Text"><text:span text:style-name="Source_20_Text"><text:s text:c="4"/>def __init__(self, retriever_model, generator_model):</text:span></text:p>
      <text:p text:style-name="Preformatted_20_Text"><text:span text:style-name="Source_20_Text"><text:s text:c="8"/>self.retriever = AutoModel.from_pretrained(retriever_model)</text:span></text:p>
      <text:p text:style-name="Preformatted_20_Text"><text:span text:style-name="Source_20_Text"><text:s text:c="8"/>self.generator = AutoModel.from_pretrained(generator_model)</text:span></text:p>
      <text:p text:style-name="Preformatted_20_Text"><text:span text:style-name="Source_20_Text"><text:s text:c="8"/>self.tokenizer = AutoTokenizer.from_pretrained(generator_model)</text:span></text:p>
      <text:p text:style-name="Preformatted_20_Text"><text:span text:style-name="Source_20_Text"><text:s text:c="8"/>self.index = faiss.IndexFlatL2(768) <text:s/># Assuming 768-dim embedding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code_documents(self, documents):</text:span></text:p>
      <text:p text:style-name="Preformatted_20_Text"><text:span text:style-name="Source_20_Text"><text:s text:c="8"/>embeddings = self.retriever.encode(documents)</text:span></text:p>
      <text:p text:style-name="Preformatted_20_Text"><text:span text:style-name="Source_20_Text"><text:s text:c="8"/>self.index.add(np.array(embeddings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retrieve_documents(self, query, top_k=5):</text:span></text:p>
      <text:p text:style-name="Preformatted_20_Text"><text:soft-page-break/><text:span text:style-name="Source_20_Text"><text:s text:c="8"/>query_embedding = self.retriever.encode([query])</text:span></text:p>
      <text:p text:style-name="Preformatted_20_Text"><text:span text:style-name="Source_20_Text"><text:s text:c="8"/>D, I = self.index.search(query_embedding, top_k)</text:span></text:p>
      <text:p text:style-name="Preformatted_20_Text"><text:span text:style-name="Source_20_Text"><text:s text:c="8"/>return I[0]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nerate_response(self, query, retrieved_docs):</text:span></text:p>
      <text:p text:style-name="Preformatted_20_Text"><text:span text:style-name="Source_20_Text"><text:s text:c="8"/># Combine query and retrieved documents</text:span></text:p>
      <text:p text:style-name="Preformatted_20_Text"><text:span text:style-name="Source_20_Text"><text:s text:c="8"/>context = " ".join(retrieved_docs)</text:span></text:p>
      <text:p text:style-name="Preformatted_20_Text"><text:span text:style-name="Source_20_Text"><text:s text:c="8"/>input_text = f"Query: {query}\nContext: {context}"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Generate response</text:span></text:p>
      <text:p text:style-name="Preformatted_20_Text"><text:span text:style-name="Source_20_Text"><text:s text:c="8"/>inputs = self.tokenizer(input_text, return_tensors="pt")</text:span></text:p>
      <text:p text:style-name="Preformatted_20_Text"><text:span text:style-name="Source_20_Text"><text:s text:c="8"/>outputs = self.generator.generate(**inputs)</text:span></text:p>
      <text:p text:style-name="Preformatted_20_Text"><text:span text:style-name="Source_20_Text"><text:s text:c="8"/></text:span></text:p>
      <text:p text:style-name="P10"><text:span text:style-name="Source_20_Text"><text:s text:c="8"/>return self.tokenizer.decode(outputs[0])</text:span></text:p>
      <text:h text:style-name="Heading_20_3" text:outline-level="3">Week 12-13: LLM Agents and Applications</text:h>
      <text:list text:style-name="L9">
        <text:list-item>
          <text:p text:style-name="P28"><text:span text:style-name="Strong_20_Emphasis">Lecture Topics:</text:span> </text:p>
          <text:list>
            <text:list-item>
              <text:p text:style-name="P28">Concept of AI agents </text:p>
            </text:list-item>
            <text:list-item>
              <text:p text:style-name="P28">Agent architectures </text:p>
            </text:list-item>
            <text:list-item>
              <text:p text:style-name="P28">Tool use and reasoning </text:p>
            </text:list-item>
            <text:list-item>
              <text:p text:style-name="P28">Ethical considerations </text:p>
            </text:list-item>
          </text:list>
        </text:list-item>
        <text:list-item>
          <text:p text:style-name="P29">**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10:26:46.862971013</meta:creation-date>
    <meta:editing-duration>P1DT3H22M39S</meta:editing-duration>
    <meta:editing-cycles>4</meta:editing-cycles>
    <meta:generator>LibreOffice/25.2.3.2$Linux_X86_64 LibreOffice_project/520$Build-2</meta:generator>
    <dc:date>2025-05-19T10:13:11.828505795</dc:date>
    <meta:document-statistic meta:table-count="0" meta:image-count="0" meta:object-count="0" meta:page-count="9" meta:paragraph-count="397" meta:word-count="1414" meta:character-count="13408" meta:non-whitespace-character-count="10325"/>
  </office:meta>
</office:document-meta>
</file>